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2e9044" style:font-size-asian="11pt" style:font-size-complex="11pt"/>
    </style:style>
    <style:style style:name="P5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6" style:family="paragraph" style:parent-style-name="Footnote">
      <style:text-properties officeooo:rsid="04ba495b" officeooo:paragraph-rsid="04ba495b"/>
    </style:style>
    <style:style style:name="P17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61d6d" officeooo:paragraph-rsid="02361d6d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21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c4f176"/>
    </style:style>
    <style:style style:name="T22" style:family="text">
      <style:text-properties officeooo:rsid="03b4652d"/>
    </style:style>
    <style:style style:name="T23" style:family="text">
      <style:text-properties officeooo:rsid="04b50477"/>
    </style:style>
    <style:style style:name="T24" style:family="text">
      <style:text-properties officeooo:rsid="0473a949"/>
    </style:style>
    <style:style style:name="T25" style:family="text">
      <style:text-properties officeooo:rsid="0387836c"/>
    </style:style>
    <style:style style:name="T26" style:family="text">
      <style:text-properties officeooo:rsid="0003a8b9"/>
    </style:style>
    <style:style style:name="T27" style:family="text">
      <style:text-properties officeooo:rsid="01dff054"/>
    </style:style>
    <style:style style:name="T28" style:family="text">
      <style:text-properties officeooo:rsid="023c6ef8"/>
    </style:style>
    <style:style style:name="T29" style:family="text">
      <style:text-properties officeooo:rsid="023d2c84"/>
    </style:style>
    <style:style style:name="T30" style:family="text">
      <style:text-properties officeooo:rsid="023d86f1"/>
    </style:style>
    <style:style style:name="T31" style:family="text">
      <style:text-properties officeooo:rsid="023e4245"/>
    </style:style>
    <style:style style:name="T32" style:family="text">
      <style:text-properties style:font-name="EB Garamond 12 All SC"/>
    </style:style>
    <style:style style:name="T33" style:family="text">
      <style:text-properties style:font-name="EB Garamond 12 All SC" officeooo:rsid="055cbe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1"><text:s text:c="4"/>Wolfgang <text:span text:style-name="T21">Esser-</text:span>Skala, 201<text:span text:style-name="T21">9</text:span></text:p>
      <text:p text:style-name="P11"/>
      <text:p text:style-name="P11"/>
      <text:p text:style-name="P8">© 201<text:span text:style-name="T21">9</text:span> by Wolfgang <text:span text:style-name="T21">Esser-</text:span>Skala. This edition is licensed under the Creative Commons Attribution<text:span text:style-name="T19">-NonCommercial-ShareAlike</text:span> 4.0 International License. To view a copy of this license, visit http://creativecommons.org/licenses/by<text:span text:style-name="T20">-nc-sa</text:span>/4.0/. </text:p>
      <text:p text:style-name="P7"/>
      <text:p text:style-name="P9">Music engraving by LilyPond 2.18.0 (http://www.lilypond.org).<text:span text:style-name="T18"><text:line-break/>Front matter</text:span> typeset with EB Garamond (http://www.georgduffner.at/ebgaramond).</text:p>
      <text:p text:style-name="P11"/>
      <text:p text:style-name="P6">First <text:span text:style-name="T21">version</text:span>, <text:span text:style-name="T29">December</text:span> 201<text:span text:style-name="T21">9</text:span></text:p>
      <text:p text:style-name="P15"/>
      <text:p text:style-name="P12">P R E F A C E <text:s text:c="2"/><text:span text:style-name="T1">&amp;</text:span> <text:s text:c="2"/>C R I T I C A L <text:s text:c="2"/>R E P O R T </text:p>
      <text:p text:style-name="P12"/>
      <text:p text:style-name="P1"/>
      <text:p text:style-name="P20">This edition <text:span text:style-name="T4">of the </text:span><text:span text:style-name="T3">Die Leiden Jesu</text:span><text:span text:style-name="T4"> </text:span>bases upon <text:span text:style-name="T23">a copy in the Königliche Bibliothek zu Berlin, which has been digitized by the Staatsbibliothek zu Berlin – Preußischer Kulturbesitz. The digital version of the manuscript is available at</text:span></text:p>
      <text:p text:style-name="P21"><text:tab/><text:span text:style-name="T28">https://digital.staatsbibliothek-berlin.de/werkansicht/?PPN=PPN72904369X<text:line-break/><text:tab/></text:span>(siglum<text:span text:style-name="T24"> </text:span>Mus.<text:span text:style-name="T28">ms. 18711/1</text:span>)</text:p>
      <text:p text:style-name="P3"/>
      <text:p text:style-name="P2">In general, this edition closely follows the <text:span text:style-name="T25">manuscript</text:span>. Any changes <text:span text:style-name="T1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4"/>
      <text:p text:style-name="P2"/>
      <text:p text:style-name="P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11"><text:tab/><text:tab/></text:span><text:span text:style-name="T9"><text:note text:id="ftn1" text:note-class="footnote"><text:note-citation>1</text:note-citation><text:note-body><text:p text:style-name="P16">Abbreviations: Ms, manuscript;<text:span text:style-name="T28"> </text:span>org, organ; <text:span text:style-name="T27">r, rest; </text:span>vl, violin<text:span text:style-name="T27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26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5"/>
      <text:p text:style-name="P5"/>
      <text:p text:style-name="P5"><text:span text:style-name="T6">Salzburg, </text:span><text:span text:style-name="T14">December</text:span><text:span text:style-name="T6"> 201</text:span><text:span text:style-name="T7">9</text:span><text:line-break/>Wolfgang <text:span text:style-name="T22">Esser-</text:span>Skala</text:p>
      <text:p text:style-name="P18"><text:line-break/>C O N T E N T S</text:p>
      <text:p text:style-name="P13"/>
      <text:p text:style-name="P24"><text:span text:style-name="T33">e</text:span><text:span text:style-name="T32"> r s t e r <text:s text:c="2"/>T H e i l</text:span></text:p>
      <text:p text:style-name="P10"/>
      <text:p text:style-name="P23">Act: 1</text:p>
      <text:p text:style-name="P10"/>
      <text:p text:style-name="P19">1<text:span text:style-name="T31">.1</text:span><text:tab/>Choral: Der Du voll Blut und Wunden<text:tab/>1<text:line-break/><text:line-break/><text:span text:style-name="T30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08T22:45:28.687859231</dc:date>
    <dc:creator>Wolfgang Skala</dc:creator>
    <meta:editing-duration>P5DT20H10M20S</meta:editing-duration>
    <meta:editing-cycles>521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297" meta:character-count="1998" meta:non-whitespace-character-count="1680"/>
  </office:meta>
</office:document-meta>
</file>